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w major" table:style-name="ta1">
        <table:shapes>
          <draw:frame draw:z-index="0" draw:style-name="gr1" draw:text-style-name="P1" svg:width="159.99mm" svg:height="89.99mm" svg:x="77.55mm" svg:y="8.7mm">
            <loext:p draw:notify-on-update-of-ranges="'Row major'.A2:'Row major'.A21 'Row major'.B1:'Row major'.B1 'Row major'.B2:'Row major'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4759" calcext:value-type="float">
            <text:p>0.1147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3805" calcext:value-type="float">
            <text:p>0.1138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3112" calcext:value-type="float">
            <text:p>0.1031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2388" calcext:value-type="float">
            <text:p>0.10238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1785" calcext:value-type="float">
            <text:p>0.11178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9138" calcext:value-type="float">
            <text:p>0.10913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891" calcext:value-type="float">
            <text:p>0.1198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51716" calcext:value-type="float">
            <text:p>0.09517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1252" calcext:value-type="float">
            <text:p>0.10125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9845" calcext:value-type="float">
            <text:p>0.1098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6097" calcext:value-type="float">
            <text:p>0.1060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96864" calcext:value-type="float">
            <text:p>0.099686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7528" calcext:value-type="float">
            <text:p>0.10752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7173" calcext:value-type="float">
            <text:p>0.10717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7261" calcext:value-type="float">
            <text:p>0.10726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94748" calcext:value-type="float">
            <text:p>0.09947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2741" calcext:value-type="float">
            <text:p>0.11274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10151" calcext:value-type="float">
            <text:p>0.11015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0218" calcext:value-type="float">
            <text:p>0.1202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12846" calcext:value-type="float">
            <text:p>0.11284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951716" calcext:value-type="float">
            <text:p>0.0951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14759" calcext:value-type="float">
            <text:p>0.114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183812363970783" calcext:value-type="float">
            <text:p>0.183812364</text:p>
          </table:table-cell>
        </table:table-row>
      </table:table>
      <table:table table:name="Column major" table:style-name="ta1">
        <table:shapes>
          <draw:frame draw:z-index="0" draw:style-name="gr1" draw:text-style-name="P1" svg:width="159.99mm" svg:height="89.99mm" svg:x="66.36mm" svg:y="2.08mm">
            <loext:p draw:notify-on-update-of-ranges="'Column major'.A2:'Column major'.A21 'Column major'.B1:'Column major'.B1 'Column major'.B2:'Column major'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6034" calcext:value-type="float">
            <text:p>0.01360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8301" calcext:value-type="float">
            <text:p>0.01483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9911" calcext:value-type="float">
            <text:p>0.01399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8268" calcext:value-type="float">
            <text:p>0.01582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5467" calcext:value-type="float">
            <text:p>0.01454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3892" calcext:value-type="float">
            <text:p>0.015389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8718" calcext:value-type="float">
            <text:p>0.01387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1077" calcext:value-type="float">
            <text:p>0.01107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6324" calcext:value-type="float">
            <text:p>0.01663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76617" calcext:value-type="float">
            <text:p>0.0087661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3023" calcext:value-type="float">
            <text:p>0.012302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73279" calcext:value-type="float">
            <text:p>0.0077327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207" calcext:value-type="float">
            <text:p>0.0142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186" calcext:value-type="float">
            <text:p>0.01118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7568" calcext:value-type="float">
            <text:p>0.01675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76687" calcext:value-type="float">
            <text:p>0.01766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0448" calcext:value-type="float">
            <text:p>0.009044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64089" calcext:value-type="float">
            <text:p>0.016408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2168" calcext:value-type="float">
            <text:p>0.012216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67952" calcext:value-type="float">
            <text:p>0.01679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0773279" calcext:value-type="float">
            <text:p>0.00773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136034" calcext:value-type="float">
            <text:p>0.0136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446435804841893" calcext:value-type="float">
            <text:p>0.4464358048</text:p>
          </table:table-cell>
        </table:table-row>
      </table:table>
      <table:table table:name="Blocking" table:style-name="ta1">
        <table:shapes>
          <draw:frame draw:z-index="0" draw:style-name="gr1" draw:text-style-name="P1" svg:width="159.99mm" svg:height="89.99mm" svg:x="56.62mm" svg:y="5.31mm">
            <loext:p draw:notify-on-update-of-ranges="Blocking.A1:Blocking.A1 Blocking.A2:Blocking.A21 Blocking.B1:Blocking.B1 Blocking.B2:Blocking.B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67" calcext:value-type="float">
            <text:p>0.18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738" calcext:value-type="float">
            <text:p>0.1873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2648" calcext:value-type="float">
            <text:p>0.1826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373" calcext:value-type="float">
            <text:p>0.1883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6217" calcext:value-type="float">
            <text:p>0.1562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845" calcext:value-type="float">
            <text:p>0.1548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4254" calcext:value-type="float">
            <text:p>0.05425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9512" calcext:value-type="float">
            <text:p>0.1895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7799" calcext:value-type="float">
            <text:p>0.71779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41103" calcext:value-type="float">
            <text:p>0.05411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9065" calcext:value-type="float">
            <text:p>0.18906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8251" calcext:value-type="float">
            <text:p>0.18825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569" calcext:value-type="float">
            <text:p>0.1856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89074" calcext:value-type="float">
            <text:p>0.18907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64667" calcext:value-type="float">
            <text:p>0.056466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08742" calcext:value-type="float">
            <text:p>0.07087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1805" calcext:value-type="float">
            <text:p>0.18180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5645" calcext:value-type="float">
            <text:p>0.0556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52027" calcext:value-type="float">
            <text:p>0.055202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79105" calcext:value-type="float">
            <text:p>0.17910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541103" calcext:value-type="float">
            <text:p>0.0541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8167" calcext:value-type="float">
            <text:p>0.181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735586345728912" calcext:value-type="float">
            <text:p>0.7355863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5:46:23.74389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32:49.309005050</meta:creation-date>
    <dc:date>2018-08-24T15:58:15.538125462</dc:date>
    <meta:editing-duration>PT4M46S</meta:editing-duration>
    <meta:editing-cycles>4</meta:editing-cycles>
    <meta:generator>LibreOffice/5.1.6.2$Linux_X86_64 LibreOffice_project/10m0$Build-2</meta:generator>
    <meta:document-statistic meta:table-count="3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Row major'.A1:'Row major'.B21" chart:data-source-has-labels="both" svg:x="0.32cm" svg:y="0.18cm" svg:width="12.323cm" svg:height="8.64cm">
          <chartooo:coordinate-region svg:x="1.232cm" svg:y="0.38cm" svg:width="11.225cm" svg:height="7.793cm"/>
          <chart:axis chart:dimension="x" chart:name="primary-x" chart:style-name="ch4" chartooo:axis-type="auto">
            <chartooo:date-scale/>
            <chart:categories table:cell-range-address="'Row major'.A2:'Row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ow major'.B2:'Row major'.B21" chart:label-cell-address="'Row major'.B1:'Row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Row major'.B1:'Row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w major'.A2:'Row major'.A21</svg:desc>
                </draw:g>
              </table:table-cell>
              <table:table-cell office:value-type="float" office:value="0.114759">
                <text:p>0.114759</text:p>
                <draw:g>
                  <svg:desc>'Row major'.B2:'Row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3805">
                <text:p>0.113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3112">
                <text:p>0.1031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2388">
                <text:p>0.1023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1785">
                <text:p>0.1117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9138">
                <text:p>0.1091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9891">
                <text:p>0.1198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1716">
                <text:p>0.09517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1252">
                <text:p>0.1012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9845">
                <text:p>0.1098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06097">
                <text:p>0.1060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96864">
                <text:p>0.09968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07528">
                <text:p>0.1075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7173">
                <text:p>0.1071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07261">
                <text:p>0.1072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994748">
                <text:p>0.09947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2741">
                <text:p>0.11274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10151">
                <text:p>0.11015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20218">
                <text:p>0.12021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12846">
                <text:p>0.112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Column major'.A1:'Column major'.B21" chart:data-source-has-labels="both" svg:x="0.32cm" svg:y="0.18cm" svg:width="12.323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'Column major'.A2:'Column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lumn major'.B2:'Column major'.B21" chart:label-cell-address="'Column major'.B1:'Column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Column major'.B1:'Column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lumn major'.A2:'Column major'.A21</svg:desc>
                </draw:g>
              </table:table-cell>
              <table:table-cell office:value-type="float" office:value="0.0136034">
                <text:p>0.0136034</text:p>
                <draw:g>
                  <svg:desc>'Column major'.B2:'Column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8301">
                <text:p>0.0148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9911">
                <text:p>0.01399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58268">
                <text:p>0.01582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5467">
                <text:p>0.01454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3892">
                <text:p>0.01538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38718">
                <text:p>0.01387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1077">
                <text:p>0.0110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66324">
                <text:p>0.01663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876617">
                <text:p>0.008766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23023">
                <text:p>0.01230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73279">
                <text:p>0.007732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207">
                <text:p>0.01420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1186">
                <text:p>0.0111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67568">
                <text:p>0.016756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76687">
                <text:p>0.01766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0448">
                <text:p>0.00904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64089">
                <text:p>0.01640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22168">
                <text:p>0.01221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67952">
                <text:p>0.0167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Blocking.A1:Blocking.B21" chart:data-source-has-labels="both" svg:x="0.32cm" svg:y="0.18cm" svg:width="12.323cm" svg:height="8.64cm">
          <chartooo:coordinate-region svg:x="1.047cm" svg:y="0.379cm" svg:width="11.409cm" svg:height="7.794cm"/>
          <chart:axis chart:dimension="x" chart:name="primary-x" chart:style-name="ch4" chartooo:axis-type="auto">
            <chartooo:date-scale/>
            <chart:categories table:cell-range-address="Blocking.A2:Blocking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ocking.B2:Blocking.B21" chart:label-cell-address="Blocking.B1:Blocking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Blocking.B1:Blocking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locking.A2:Blocking.A21</svg:desc>
                </draw:g>
              </table:table-cell>
              <table:table-cell office:value-type="float" office:value="0.18167">
                <text:p>0.18167</text:p>
                <draw:g>
                  <svg:desc>Blocking.B2:Blocking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738">
                <text:p>0.187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2648">
                <text:p>0.1826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8373">
                <text:p>0.1883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4845">
                <text:p>0.1548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254">
                <text:p>0.054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89512">
                <text:p>0.1895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7799">
                <text:p>0.7177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41103">
                <text:p>0.05411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89065">
                <text:p>0.1890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8251">
                <text:p>0.18825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8569">
                <text:p>0.185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89074">
                <text:p>0.1890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564667">
                <text:p>0.05646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708742">
                <text:p>0.07087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81805">
                <text:p>0.18180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55645">
                <text:p>0.0556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52027">
                <text:p>0.05520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79105">
                <text:p>0.1791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